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officeooo:rsid="000e5f8f" officeooo:paragraph-rsid="000e5f8f"/>
    </style:style>
    <style:style style:name="P2" style:family="paragraph" style:parent-style-name="Preformatted_20_Text">
      <style:text-properties officeooo:rsid="000e5f8f" officeooo:paragraph-rsid="0015bfac"/>
    </style:style>
    <style:style style:name="P3" style:family="paragraph" style:parent-style-name="Preformatted_20_Text">
      <style:text-properties officeooo:rsid="000f151e" officeooo:paragraph-rsid="0015bfac"/>
    </style:style>
    <style:style style:name="P4" style:family="paragraph" style:parent-style-name="Preformatted_20_Text">
      <style:text-properties officeooo:rsid="0010fcac" officeooo:paragraph-rsid="0015bfac"/>
    </style:style>
    <style:style style:name="P5" style:family="paragraph" style:parent-style-name="Preformatted_20_Text">
      <style:text-properties officeooo:rsid="00124293" officeooo:paragraph-rsid="0015bfac"/>
    </style:style>
    <style:style style:name="P6" style:family="paragraph" style:parent-style-name="Preformatted_20_Text">
      <style:text-properties officeooo:rsid="0012d3e3" officeooo:paragraph-rsid="0015bfac"/>
    </style:style>
    <style:style style:name="P7" style:family="paragraph" style:parent-style-name="Preformatted_20_Text">
      <style:text-properties officeooo:rsid="0014cbf0" officeooo:paragraph-rsid="0015bfac"/>
    </style:style>
    <style:style style:name="P8" style:family="paragraph" style:parent-style-name="Preformatted_20_Text">
      <style:text-properties officeooo:rsid="0015bfac" officeooo:paragraph-rsid="0015bfac"/>
    </style:style>
    <style:style style:name="P9" style:family="paragraph" style:parent-style-name="Preformatted_20_Text">
      <style:paragraph-properties fo:text-align="end" style:justify-single-word="false"/>
      <style:text-properties officeooo:rsid="0015bfac" officeooo:paragraph-rsid="0015bfac"/>
    </style:style>
    <style:style style:name="T1" style:family="text">
      <style:text-properties officeooo:rsid="000e5f8f"/>
    </style:style>
    <style:style style:name="T2" style:family="text">
      <style:text-properties officeooo:rsid="000f151e"/>
    </style:style>
    <style:style style:name="T3" style:family="text">
      <style:text-properties officeooo:rsid="0012d3e3"/>
    </style:style>
    <style:style style:name="T4" style:family="text">
      <style:text-properties officeooo:rsid="0015bf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rido Rey de la Cabina:</text:p>
      <text:p text:style-name="P1">&lt;br&gt;</text:p>
      <text:p text:style-name="P1">&lt;br&gt;¿Es verdad que llevas la otra carta en el bolsillo, a todas partes?</text:p>
      <text:p text:style-name="P1">&lt;br&gt;Nunca dejarás de sorprenderme</text:p>
      <text:p text:style-name="P1">&lt;br&gt;(no te preocupes, no le vamos a contar a nadie que querías</text:p>
      <text:p text:style-name="P1">&lt;br&gt; <text:s text:c="7"/>que te escriba más,</text:p>
      <text:p text:style-name="P1">&lt;br&gt;¿tanto me conoces?).</text:p>
      <text:p text:style-name="P1">&lt;br&gt;Ayer iba por el camino viejo al cementerio</text:p>
      <text:p text:style-name="P1">&lt;br&gt; <text:s text:c="6"/>(¿otra vez? Lo sé, pero no lo busqué,</text:p>
      <text:p text:style-name="P2">&lt;br&gt;quiero decir, sí,<text:span text:style-name="T2">iba a llevarle flores)</text:span></text:p>
      <text:p text:style-name="P3"><text:span text:style-name="T1">&lt;br&gt;</text:span>y pasé frente al desarmadero de autos.</text:p>
      <text:p text:style-name="P3"><text:span text:style-name="T1">&lt;br&gt;</text:span>Me acordé que decías que era un supermercado al revés </text:p>
      <text:p text:style-name="P3"><text:span text:style-name="T1">&lt;br&gt;</text:span>con sus pilas de coches oxidados.</text:p>
      <text:p text:style-name="P3"><text:span text:style-name="T1">&lt;br&gt;</text:span>Te sentí cercano y detuve (¿no recuerdas si ayer,</text:p>
      <text:p text:style-name="P3"><text:span text:style-name="T1">&lt;br&gt;</text:span>además de estar en tu alta grúa con su caña de pescar,</text:p>
      <text:p text:style-name="P3"><text:span text:style-name="T1">&lt;br&gt;</text:span>estabas buscando algo en el desarmadero?).</text:p>
      <text:p text:style-name="P3"><text:span text:style-name="T1">&lt;br&gt;</text:span>Quise ayudarte en lo que fuera que estuvieras haciendo,</text:p>
      <text:p text:style-name="P3"><text:span text:style-name="T1">&lt;br&gt;</text:span>y entré con la excusa para hacer </text:p>
      <text:p text:style-name="P3"><text:span text:style-name="T1">&lt;br&gt;</text:span> <text:s text:c="7"/>una escultura</text:p>
      <text:p text:style-name="P3"><text:span text:style-name="T1">&lt;br&gt;</text:span>(el dueño que podía acompañarme, ya sabes, </text:p>
      <text:p text:style-name="P3"><text:span text:style-name="T1">&lt;br&gt;</text:span> <text:s text:c="7"/>y no te cuento para…</text:p>
      <text:p text:style-name="P3"><text:span text:style-name="T1">&lt;br&gt;</text:span>solo que me fastidió, porque miraba con esa cara,</text:p>
      <text:p text:style-name="P3"><text:span text:style-name="T1">&lt;br&gt;</text:span> <text:s text:c="6"/>como cuando pasaba contigo).</text:p>
      <text:p text:style-name="P3"><text:span text:style-name="T1">&lt;br&gt;</text:span>Por fin me dejó sola.¿Por qué nunca entramos al desarmadero?</text:p>
      <text:p text:style-name="P3"><text:span text:style-name="T1">&lt;br&gt;</text:span>(¿te daba miedo que me mirara así? No pasa nada,</text:p>
      <text:p text:style-name="P3"><text:span text:style-name="T1">&lt;br&gt;</text:span>no se hubiera atrevido, como no se atrevió ayer).</text:p>
      <text:p text:style-name="P3"><text:span text:style-name="T1">&lt;br&gt;</text:span>Caminé por los pasillos. Cómo te hubiera gustado verlos, </text:p>
      <text:p text:style-name="P3"><text:span text:style-name="T1">&lt;br&gt;</text:span>descansando en sus montones oxidados. Cualquier cosa</text:p>
      <text:p text:style-name="P3"><text:span text:style-name="T1">&lt;br&gt;</text:span> <text:s text:c="5"/>menos muertos</text:p>
      <text:p text:style-name="P3"><text:span text:style-name="T1">&lt;br&gt;</text:span>(libres, por fin, de ser útiles,¡qué alivio!).</text:p>
      <text:p text:style-name="P3"><text:span text:style-name="T1">&lt;br&gt;</text:span>Se me ocurrió mirar adentro de los coches para ver</text:p>
      <text:p text:style-name="P3"><text:span text:style-name="T1">&lt;br&gt;</text:span> <text:s text:c="6"/>las familias paseando,</text:p>
      <text:p text:style-name="P4"><text:span text:style-name="T1">&lt;br&gt;</text:span>congeladas, con sus sonrisas para siempre.</text:p>
      <text:p text:style-name="P4"><text:span text:style-name="T1">&lt;br&gt;</text:span>Encontré unas llaves puestas como si los dueños se hubieran</text:p>
      <text:p text:style-name="P4"><text:span text:style-name="T1">&lt;br&gt;</text:span>bajado sólo por un momento y no para siempre,</text:p>
      <text:p text:style-name="P4"><text:span text:style-name="T1">&lt;br&gt;</text:span>(¿o habrá momentos eternos?,¿y eternidades breves?).</text:p>
      <text:p text:style-name="P4"><text:span text:style-name="T1">&lt;br&gt;</text:span>Las tomé y me fui sin decir que las llevaba,</text:p>
      <text:p text:style-name="P4"><text:span text:style-name="T1">&lt;br&gt;</text:span> al dueño no le servían de nada,</text:p>
      <text:p text:style-name="P4"><text:span text:style-name="T1">&lt;br&gt;</text:span> <text:s/>y hubiera vuelto a mirarme, ya sabes.</text:p>
      <text:p text:style-name="P5"><text:span text:style-name="T1">&lt;br&gt;</text:span>Llegué al cementerio, con las flores,</text:p>
      <text:p text:style-name="P5"><text:span text:style-name="T1">&lt;br&gt;</text:span> <text:s text:c="6"/>y encontré a Beppo al lado de su </text:p>
      <text:p text:style-name="P5"><text:span text:style-name="T1">&lt;br&gt;</text:span>(odio esta palabra)</text:p>
      <text:p text:style-name="P5"><text:span text:style-name="T1">&lt;br&gt;</text:span>tumba. Estaba con su mameluco de mecánico,</text:p>
      <text:p text:style-name="P5"><text:span text:style-name="T1">&lt;br&gt;</text:span> <text:s text:c="5"/>preocupado</text:p>
      <text:p text:style-name="P5"><text:span text:style-name="T1">&lt;br&gt;</text:span>se asustó con las flores (me pregunto:¿¡que paso!?)</text:p>
      <text:p text:style-name="P5"><text:span text:style-name="T1">&lt;br&gt;</text:span> <text:s text:c="5"/>y quiso que las tirara enseguida.</text:p>
      <text:p text:style-name="P5"><text:span text:style-name="T1">&lt;br&gt;</text:span>Pero se alegró de verme. Le conté lo del desarmadero</text:p>
      <text:p text:style-name="P5"><text:span text:style-name="T1">&lt;br&gt;</text:span> <text:s text:c="5"/>y le mostré las llaves.</text:p>
      <text:p text:style-name="P5"><text:span text:style-name="T1">&lt;br&gt;</text:span>Se rio como si supiera y pregunto por ti</text:p>
      <text:p text:style-name="P5"><text:span text:style-name="T1">&lt;br&gt;</text:span>(siempre le caíste bien,</text:p>
      <text:p text:style-name="P5"><text:span text:style-name="T1">&lt;br&gt;</text:span>¿Pero alguna vez le contaste algo o como lo supo?</text:p>
      <text:p text:style-name="P5"><text:span text:style-name="T1">&lt;br&gt;</text:span>¿Por qué no me avisaste que le habías contado?).</text:p>
      <text:p text:style-name="P5"><text:span text:style-name="T1">&lt;br&gt;</text:span>Le dije que manejabas una de esas grúas altas.</text:p>
      <text:p text:style-name="P5"><text:span text:style-name="T1">&lt;br&gt;</text:span>Me pidió que subieras con cuidado (¿acaso bajas</text:p>
      <text:p text:style-name="P5"><text:span text:style-name="T1">&lt;br&gt;</text:span> <text:s text:c="6"/>alguna vez? <text:span text:style-name="T3">No lo había pensado, claro, ¿no?</text:span>)</text:p>
      <text:p text:style-name="P6"><text:span text:style-name="T1">&lt;br&gt;</text:span>y que te mande las llaves. insistió (ya sabes cómo era),</text:p>
      <text:p text:style-name="P6"><text:span text:style-name="T1">&lt;br&gt;</text:span>le contesté que sí, hasta que se quedó tranquilo.</text:p>
      <text:p text:style-name="P6"><text:span text:style-name="T1">&lt;br&gt;</text:span>Se levantó y dijo: Vamos, que se hace tarde.</text:p>
      <text:p text:style-name="P6"><text:span text:style-name="T1">&lt;br&gt;</text:span>Salimos</text:p>
      <text:p text:style-name="P6"><text:span text:style-name="T1">&lt;br&gt;</text:span>(de ahí)</text:p>
      <text:p text:style-name="P6"><text:span text:style-name="T1">&lt;br&gt;</text:span>conversando del campo que veíamos,</text:p>
      <text:p text:style-name="P6"><text:span text:style-name="T1">&lt;br&gt;</text:span> <text:s text:c="5"/>o eso creí, al menos,</text:p>
      <text:p text:style-name="P6"><text:span text:style-name="T1">&lt;br&gt;</text:span>porque cundo desapareció de mi lado</text:p>
      <text:p text:style-name="P6"><text:span text:style-name="T1">&lt;br&gt;</text:span>me di cuneta de que me había hablado de ti, </text:p>
      <text:p text:style-name="P6"><text:soft-page-break/><text:span text:style-name="T1">&lt;br&gt;</text:span>todo el tiempo (¿puedes creerlo?).</text:p>
      <text:p text:style-name="P6"><text:span text:style-name="T1">&lt;br&gt;</text:span>Me había estado aconsejando y ni me di cuneta.</text:p>
      <text:p text:style-name="P6"><text:span text:style-name="T1">&lt;br&gt;</text:span>Aquí están las llaves, entonces. (¿Vendrás a que arranque </text:p>
      <text:p text:style-name="P6"><text:span text:style-name="T1">&lt;br&gt;</text:span>el desarmadero con tus llaves de mover el tiempo?).</text:p>
      <text:p text:style-name="P6"><text:span text:style-name="T1">&lt;br&gt;</text:span>¿Los vas a sacar a pasear como abuelos</text:p>
      <text:p text:style-name="P6"><text:span text:style-name="T1">&lt;br&gt;</text:span> <text:s text:c="6"/>de un geriátrico oxidado?</text:p>
      <text:p text:style-name="P6"><text:span text:style-name="T1">&lt;br&gt;</text:span>¿Vas a hacer un collar de “rotos por fin”, libres de uso?</text:p>
      <text:p text:style-name="P6"><text:span text:style-name="T1">&lt;br&gt;</text:span>(Son mejores las canciones de los bises </text:p>
      <text:p text:style-name="P6"><text:span text:style-name="T1">&lt;br&gt;</text:span> <text:s text:c="6"/>que las del propio programa, decías).</text:p>
      <text:p text:style-name="P7"><text:span text:style-name="T1">&lt;br&gt;</text:span>¿Te acordás cuando dijiste que te gustaba mi pelo largo</text:p>
      <text:p text:style-name="P7"><text:span text:style-name="T1">&lt;br&gt;</text:span>y al otro día aparecí con la cabeza al ras?</text:p>
      <text:p text:style-name="P7"><text:span text:style-name="T1">&lt;br&gt;</text:span>No podía saber, no te conocía, y tú tampoco podías saber</text:p>
      <text:p text:style-name="P7"><text:span text:style-name="T1">&lt;br&gt;</text:span> <text:s text:c="6"/><text:span text:style-name="T4">que odio los halagos.</text:span></text:p>
      <text:p text:style-name="P8"><text:span text:style-name="T1">&lt;br&gt;</text:span>Nos gustaba tanto el desarmadero, y ayer</text:p>
      <text:p text:style-name="P8"><text:span text:style-name="T1">&lt;br&gt;</text:span>me sentía contenta entre elefantes desarmados,</text:p>
      <text:p text:style-name="P8"><text:span text:style-name="T1">&lt;br&gt;</text:span>sin nadie que halague a nadie, sin nadie para halagar</text:p>
      <text:p text:style-name="P8"><text:span text:style-name="T1">&lt;br&gt;</text:span>(ya no podría cortarme aún mas el pelo, de todos modos,</text:p>
      <text:p text:style-name="P8"><text:span text:style-name="T1">&lt;br&gt;</text:span>o llevar pantalones peores, o los labios mas sin pitar</text:p>
      <text:p text:style-name="P8"><text:span text:style-name="T1">&lt;br&gt;</text:span>para que no me vea nadie</text:p>
      <text:p text:style-name="P8"><text:span text:style-name="T1">&lt;br&gt;</text:span>más que aquellos que en lo alto</text:p>
      <text:p text:style-name="P8"><text:span text:style-name="T1">&lt;br&gt;</text:span>de su cabina de grúa rosada y grulla…).</text:p>
      <text:p text:style-name="P8"><text:span text:style-name="T1">&lt;br&gt;</text:span>A esta ave no deberás alzarla con la mano infinita </text:p>
      <text:p text:style-name="P8"><text:span text:style-name="T1">&lt;br&gt;</text:span> <text:s text:c="7"/>de tu juguete,</text:p>
      <text:p text:style-name="P8"><text:span text:style-name="T1">&lt;br&gt;</text:span>encontrará,</text:p>
      <text:p text:style-name="P8"><text:span text:style-name="T1">&lt;br&gt;</text:span>aun de noche,</text:p>
      <text:p text:style-name="P8"><text:span text:style-name="T1">&lt;br&gt;</text:span>el palomar de tu bolsillo</text:p>
      <text:p text:style-name="P8"><text:span text:style-name="T1">&lt;br&gt;</text:span>y a su hermana mayor.</text:p>
      <text:p text:style-name="P9">Palom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2T19:48:43.445317711</dc:date>
    <meta:editing-duration>PT9M42S</meta:editing-duration>
    <meta:editing-cycles>1</meta:editing-cycles>
    <meta:document-statistic meta:table-count="0" meta:image-count="0" meta:object-count="0" meta:page-count="2" meta:paragraph-count="92" meta:word-count="664" meta:character-count="3976" meta:non-whitespace-character-count="3293"/>
    <meta:generator>LibreOffice/5.1.6.2$Linux_X86_64 LibreOffice_project/10m0$Build-2</meta:generator>
  </office:meta>
</office:document-meta>
</file>